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5054" officeooo:paragraph-rsid="000350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 ← inputs with label 1<text:tab/></text:p>
      <text:p text:style-name="P1"><text:tab/>N← inputs with label 0</text:p>
      <text:p text:style-name="P1">Initialize w randomly</text:p>
      <text:p text:style-name="P1"/>
      <text:p text:style-name="P1">while (!convergence) do</text:p>
      <text:p text:style-name="P1"><text:tab/>Pick random x E (P U N)</text:p>
      <text:p text:style-name="P1"><text:tab/>if (x E P) and (w * x &lt; 0) then</text:p>
      <text:p text:style-name="P1"><text:tab/><text:tab/>w = w + x</text:p>
      <text:p text:style-name="P1"><text:tab/>end</text:p>
      <text:p text:style-name="P1"><text:tab/>if (x E N) and (w * x &gt;= 0) then</text:p>
      <text:p text:style-name="P1"><text:tab/><text:tab/>w = w – x</text:p>
      <text:p text:style-name="P1"><text:tab/>end</text:p>
      <text:p text:style-name="P1">end</text:p>
      <text:p text:style-name="P1">//The algorithm converges when all the inputs are classified correct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8:04:51.168492218</meta:creation-date>
    <meta:generator>LibreOffice/6.4.7.2$Linux_X86_64 LibreOffice_project/40$Build-2</meta:generator>
    <dc:date>2022-01-13T18:08:35.619702828</dc:date>
    <meta:editing-duration>PT3M45S</meta:editing-duration>
    <meta:editing-cycles>1</meta:editing-cycles>
    <meta:document-statistic meta:table-count="0" meta:image-count="0" meta:object-count="0" meta:page-count="1" meta:paragraph-count="13" meta:word-count="68" meta:character-count="284" meta:non-whitespace-character-count="216"/>
  </office:meta>
</office:document-meta>
</file>